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4521in" table:align="left"/>
    </style:style>
    <style:style style:name="Table1.A" style:family="table-column">
      <style:table-column-properties style:column-width="0.8069in"/>
    </style:style>
    <style:style style:name="Table1.B" style:family="table-column">
      <style:table-column-properties style:column-width="0.9903in"/>
    </style:style>
    <style:style style:name="Table1.C" style:family="table-column">
      <style:table-column-properties style:column-width="0.6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6986in" table:align="left"/>
    </style:style>
    <style:style style:name="Table2.A" style:family="table-column">
      <style:table-column-properties style:column-width="0.7736in"/>
    </style:style>
    <style:style style:name="Table2.B" style:family="table-column">
      <style:table-column-properties style:column-width="0.8667in"/>
    </style:style>
    <style:style style:name="Table2.C" style:family="table-column">
      <style:table-column-properties style:column-width="1.058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55in"/>
    </style:style>
    <style:style style:name="Table3.B" style:family="table-column">
      <style:table-column-properties style:column-width="5.143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2132in" table:align="left"/>
    </style:style>
    <style:style style:name="Table4.A" style:family="table-column">
      <style:table-column-properties style:column-width="1.7229in"/>
    </style:style>
    <style:style style:name="Table4.B" style:family="table-column">
      <style:table-column-properties style:column-width="4.490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4444in" table:align="left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4.941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1285in" table:align="left"/>
    </style:style>
    <style:style style:name="Table6.A" style:family="table-column">
      <style:table-column-properties style:column-width="1.441in"/>
    </style:style>
    <style:style style:name="Table6.B" style:family="table-column">
      <style:table-column-properties style:column-width="2.687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694in" table:align="left"/>
    </style:style>
    <style:style style:name="Table7.A" style:family="table-column">
      <style:table-column-properties style:column-width="2.1021in"/>
    </style:style>
    <style:style style:name="Table7.B" style:family="table-column">
      <style:table-column-properties style:column-width="4.567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0125in" table:align="left"/>
    </style:style>
    <style:style style:name="Table8.A" style:family="table-column">
      <style:table-column-properties style:column-width="1.2in"/>
    </style:style>
    <style:style style:name="Table8.B" style:family="table-column">
      <style:table-column-properties style:column-width="0.9486in"/>
    </style:style>
    <style:style style:name="Table8.C" style:family="table-column">
      <style:table-column-properties style:column-width="3.863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5951in" table:align="left"/>
    </style:style>
    <style:style style:name="Table9.A" style:family="table-column">
      <style:table-column-properties style:column-width="2.4417in"/>
    </style:style>
    <style:style style:name="Table9.B" style:family="table-column">
      <style:table-column-properties style:column-width="2.153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4326in" table:align="left"/>
    </style:style>
    <style:style style:name="Table10.A" style:family="table-column">
      <style:table-column-properties style:column-width="0.5007in"/>
    </style:style>
    <style:style style:name="Table10.B" style:family="table-column">
      <style:table-column-properties style:column-width="0.8236in"/>
    </style:style>
    <style:style style:name="Table10.C" style:family="table-column">
      <style:table-column-properties style:column-width="4.1083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Heading_20_3">
      <style:paragraph-properties fo:margin-left="0in" fo:margin-right="0in" fo:text-indent="0in" style:auto-text-indent="false"/>
    </style:style>
    <style:style style:name="P3" style:family="paragraph" style:parent-style-name="Heading_20_4">
      <style:paragraph-properties fo:margin-left="0in" fo:margin-right="0in" fo:text-indent="0in" style:auto-text-indent="false"/>
    </style:style>
    <style:style style:name="P4" style:family="paragraph" style:parent-style-name="Quotations">
      <style:paragraph-properties fo:margin-left="0.3937in" fo:margin-right="0.3937in" fo:text-indent="0in" style:auto-text-indent="false"/>
    </style:style>
    <style:style style:name="P5" style:family="paragraph" style:parent-style-name="Quotations" style:list-style-name="L18">
      <style:paragraph-properties fo:margin-left="0.3937in" fo:margin-right="0.3937in" fo:margin-top="0in" fo:margin-bottom="0in" style:contextual-spacing="false" fo:text-indent="0in" style:auto-text-indent="false"/>
    </style:style>
    <style:style style:name="P6" style:family="paragraph" style:parent-style-name="Quotations" style:list-style-name="L18">
      <style:paragraph-properties fo:margin-left="0.3937in" fo:margin-right="0.3937in" fo:text-indent="0in" style:auto-text-indent="false"/>
    </style:style>
    <style:style style:name="P7" style:family="paragraph" style:parent-style-name="Standard">
      <style:text-properties fo:font-size="21pt" fo:font-weight="bold" officeooo:rsid="0018e5c7" officeooo:paragraph-rsid="0018e5c7" style:font-size-asian="18.3500003814697pt" style:font-weight-asian="bold" style:font-size-complex="21pt" style:font-weight-complex="bold"/>
    </style:style>
    <style:style style:name="P8" style:family="paragraph" style:parent-style-name="Standard">
      <style:text-properties fo:font-size="15pt" fo:font-weight="bold" officeooo:rsid="0018e5c7" officeooo:paragraph-rsid="0018e5c7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9c2ba" officeooo:paragraph-rsid="0019c2ba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normal" officeooo:rsid="0018e5c7" officeooo:paragraph-rsid="0018e5c7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19c2ba" officeooo:paragraph-rsid="0019c2ba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text-properties officeooo:paragraph-rsid="0018e5c7"/>
    </style:style>
    <style:style style:name="P14" style:family="paragraph" style:parent-style-name="Table_20_Contents">
      <style:paragraph-properties fo:margin-left="0in" fo:margin-right="0in" fo:text-indent="0in" style:auto-text-indent="false"/>
    </style:style>
    <style:style style:name="P15" style:family="paragraph" style:parent-style-name="Table_20_Heading">
      <style:paragraph-properties fo:margin-left="0in" fo:margin-right="0in" fo:text-indent="0in" style:auto-text-indent="false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ext_20_body" style:list-style-name="L1">
      <style:paragraph-properties fo:margin-left="0in" fo:margin-right="0in" fo:text-indent="0in" style:auto-text-indent="false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ext_20_body" style:list-style-name="L2">
      <style:paragraph-properties fo:margin-left="0in" fo:margin-right="0in" fo:text-indent="0in" style:auto-text-indent="false"/>
    </style:style>
    <style:style style:name="P21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22" style:family="paragraph" style:parent-style-name="Text_20_body" style:list-style-name="L3">
      <style:paragraph-properties fo:margin-left="0in" fo:margin-right="0in" fo:text-indent="0in" style:auto-text-indent="false"/>
    </style:style>
    <style:style style:name="P23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24" style:family="paragraph" style:parent-style-name="Text_20_body" style:list-style-name="L4">
      <style:paragraph-properties fo:margin-left="0in" fo:margin-right="0in" fo:text-indent="0in" style:auto-text-indent="false"/>
    </style:style>
    <style:style style:name="P25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26" style:family="paragraph" style:parent-style-name="Text_20_body" style:list-style-name="L5">
      <style:paragraph-properties fo:margin-left="0in" fo:margin-right="0in" fo:text-indent="0in" style:auto-text-indent="false"/>
    </style:style>
    <style:style style:name="P27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28" style:family="paragraph" style:parent-style-name="Text_20_body" style:list-style-name="L6">
      <style:paragraph-properties fo:margin-left="0in" fo:margin-right="0in" fo:text-indent="0in" style:auto-text-indent="false"/>
    </style:style>
    <style:style style:name="P29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30" style:family="paragraph" style:parent-style-name="Text_20_body" style:list-style-name="L7">
      <style:paragraph-properties fo:margin-left="0in" fo:margin-right="0in" fo:text-indent="0in" style:auto-text-indent="false"/>
    </style:style>
    <style:style style:name="P31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32" style:family="paragraph" style:parent-style-name="Text_20_body" style:list-style-name="L8">
      <style:paragraph-properties fo:margin-left="0in" fo:margin-right="0in" fo:text-indent="0in" style:auto-text-indent="false"/>
    </style:style>
    <style:style style:name="P33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34" style:family="paragraph" style:parent-style-name="Text_20_body" style:list-style-name="L9">
      <style:paragraph-properties fo:margin-left="0in" fo:margin-right="0in" fo:text-indent="0in" style:auto-text-indent="false"/>
    </style:style>
    <style:style style:name="P35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36" style:family="paragraph" style:parent-style-name="Text_20_body" style:list-style-name="L10">
      <style:paragraph-properties fo:margin-left="0in" fo:margin-right="0in" fo:text-indent="0in" style:auto-text-indent="false"/>
    </style:style>
    <style:style style:name="P37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</style:style>
    <style:style style:name="P38" style:family="paragraph" style:parent-style-name="Text_20_body" style:list-style-name="L11">
      <style:paragraph-properties fo:margin-left="0in" fo:margin-right="0in" fo:text-indent="0in" style:auto-text-indent="false"/>
    </style:style>
    <style:style style:name="P39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/>
    </style:style>
    <style:style style:name="P40" style:family="paragraph" style:parent-style-name="Text_20_body" style:list-style-name="L12">
      <style:paragraph-properties fo:margin-left="0in" fo:margin-right="0in" fo:text-indent="0in" style:auto-text-indent="false"/>
    </style:style>
    <style:style style:name="P41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/>
    </style:style>
    <style:style style:name="P42" style:family="paragraph" style:parent-style-name="Text_20_body" style:list-style-name="L13">
      <style:paragraph-properties fo:margin-left="0in" fo:margin-right="0in" fo:text-indent="0in" style:auto-text-indent="false"/>
    </style:style>
    <style:style style:name="P43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/>
    </style:style>
    <style:style style:name="P44" style:family="paragraph" style:parent-style-name="Text_20_body" style:list-style-name="L14">
      <style:paragraph-properties fo:margin-left="0in" fo:margin-right="0in" fo:text-indent="0in" style:auto-text-indent="false"/>
    </style:style>
    <style:style style:name="P45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</style:style>
    <style:style style:name="P46" style:family="paragraph" style:parent-style-name="Text_20_body" style:list-style-name="L15">
      <style:paragraph-properties fo:margin-left="0in" fo:margin-right="0in" fo:text-indent="0in" style:auto-text-indent="false"/>
    </style:style>
    <style:style style:name="P47" style:family="paragraph" style:parent-style-name="Text_20_body">
      <style:text-properties fo:font-size="15pt" fo:font-weight="normal" officeooo:rsid="0018e5c7" officeooo:paragraph-rsid="0018e5c7" style:font-size-asian="13.1000003814697pt" style:font-weight-asian="normal" style:font-size-complex="15pt" style:font-weight-complex="normal"/>
    </style:style>
    <style:style style:name="P48" style:family="paragraph" style:parent-style-name="Text_20_body">
      <style:text-properties fo:font-size="15pt" fo:font-weight="normal" officeooo:rsid="0019c2ba" officeooo:paragraph-rsid="0019c2ba" style:font-size-asian="13.1000003814697pt" style:font-weight-asian="normal" style:font-size-complex="15pt" style:font-weight-complex="normal"/>
    </style:style>
    <style:style style:name="P49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/>
    </style:style>
    <style:style style:name="P50" style:family="paragraph" style:parent-style-name="Text_20_body" style:list-style-name="L16">
      <style:paragraph-properties fo:margin-left="0in" fo:margin-right="0in" fo:text-indent="0in" style:auto-text-indent="false"/>
    </style:style>
    <style:style style:name="P51" style:family="paragraph" style:parent-style-name="Text_20_body" style:list-style-name="L17">
      <style:paragraph-properties fo:margin-left="0in" fo:margin-right="0in" fo:text-indent="0in" style:auto-text-indent="false"/>
    </style:style>
    <style:style style:name="P52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/>
    </style:style>
    <style:style style:name="P53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/>
    </style:style>
    <style:style style:name="P54" style:family="paragraph" style:parent-style-name="Text_20_body" style:list-style-name="L19">
      <style:paragraph-properties fo:margin-left="0in" fo:margin-right="0in" fo:text-indent="0in" style:auto-text-indent="false"/>
    </style:style>
    <style:style style:name="P55" style:family="paragraph" style:parent-style-name="Text_20_body" style:list-style-name="L20">
      <style:paragraph-properties fo:margin-left="0in" fo:margin-right="0in" fo:text-indent="0in" style:auto-text-indent="false"/>
    </style:style>
    <style:style style:name="P56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/>
    </style:style>
    <style:style style:name="P57" style:family="paragraph" style:parent-style-name="Text_20_body" style:list-style-name="L21">
      <style:paragraph-properties fo:margin-left="0in" fo:margin-right="0in" fo:margin-top="0in" fo:margin-bottom="0in" style:contextual-spacing="false" fo:text-indent="0in" style:auto-text-indent="false"/>
    </style:style>
    <style:style style:name="P58" style:family="paragraph" style:parent-style-name="Text_20_body" style:list-style-name="L21">
      <style:paragraph-properties fo:margin-left="0in" fo:margin-right="0in" fo:text-indent="0in" style:auto-text-indent="false"/>
    </style:style>
    <style:style style:name="P59" style:family="paragraph" style:parent-style-name="Text_20_body" style:list-style-name="L22">
      <style:paragraph-properties fo:margin-left="0in" fo:margin-right="0in" fo:margin-top="0in" fo:margin-bottom="0in" style:contextual-spacing="false" fo:text-indent="0in" style:auto-text-indent="false"/>
    </style:style>
    <style:style style:name="P60" style:family="paragraph" style:parent-style-name="Text_20_body" style:list-style-name="L22">
      <style:paragraph-properties fo:margin-left="0in" fo:margin-right="0in" fo:text-indent="0in" style:auto-text-indent="false"/>
    </style:style>
    <style:style style:name="P61" style:family="paragraph" style:parent-style-name="Text_20_body" style:list-style-name="L23">
      <style:paragraph-properties fo:margin-left="0in" fo:margin-right="0in" fo:margin-top="0in" fo:margin-bottom="0in" style:contextual-spacing="false" fo:text-indent="0in" style:auto-text-indent="false"/>
    </style:style>
    <style:style style:name="P62" style:family="paragraph" style:parent-style-name="Text_20_body" style:list-style-name="L23">
      <style:paragraph-properties fo:margin-left="0in" fo:margin-right="0in" fo:text-indent="0in" style:auto-text-indent="false"/>
    </style:style>
    <style:style style:name="P63" style:family="paragraph" style:parent-style-name="Text_20_body" style:list-style-name="L24">
      <style:paragraph-properties fo:margin-left="0in" fo:margin-right="0in" fo:margin-top="0in" fo:margin-bottom="0in" style:contextual-spacing="false" fo:text-indent="0in" style:auto-text-indent="false"/>
    </style:style>
    <style:style style:name="P64" style:family="paragraph" style:parent-style-name="Text_20_body" style:list-style-name="L24">
      <style:paragraph-properties fo:margin-left="0in" fo:margin-right="0in" fo:text-indent="0in" style:auto-text-indent="false"/>
    </style:style>
    <style:style style:name="P65" style:family="paragraph" style:parent-style-name="Text_20_body" style:list-style-name="L25">
      <style:paragraph-properties fo:margin-left="0in" fo:margin-right="0in" fo:margin-top="0in" fo:margin-bottom="0in" style:contextual-spacing="false" fo:text-indent="0in" style:auto-text-indent="false"/>
    </style:style>
    <style:style style:name="P66" style:family="paragraph" style:parent-style-name="Text_20_body" style:list-style-name="L25">
      <style:paragraph-properties fo:margin-left="0in" fo:margin-right="0in" fo:text-indent="0in" style:auto-text-indent="false"/>
    </style:style>
    <style:style style:name="P67" style:family="paragraph" style:parent-style-name="Text_20_body" style:list-style-name="L26">
      <style:paragraph-properties fo:margin-left="0in" fo:margin-right="0in" fo:margin-top="0in" fo:margin-bottom="0in" style:contextual-spacing="false" fo:text-indent="0in" style:auto-text-indent="false"/>
    </style:style>
    <style:style style:name="P68" style:family="paragraph" style:parent-style-name="Text_20_body" style:list-style-name="L26">
      <style:paragraph-properties fo:margin-left="0in" fo:margin-right="0in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fo:font-weight="bold" officeooo:rsid="0018e5c7" style:font-size-asian="13.1000003814697pt" style:font-weight-asian="bold" style:font-size-complex="15pt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QWEN RESPONSES : </text:p>
      <text:p text:style-name="P8"/>
      <text:p text:style-name="P8">Q.can you tell me my kundli , i mean can you tell me when i'll get a job</text:p>
      <text:p text:style-name="P8"/>
      <text:p text:style-name="P13"><text:span text:style-name="T2">Ans : </text:span></text:p>
      <text:p text:style-name="P12"/>
      <text:section text:style-name="Sect1" text:name="response-message-body">
        <text:p text:style-name="P12"/>
        <text:section text:style-name="Sect1" text:name="response-content-container">
          <text:p text:style-name="P16">Thank you for sharing your birth details:<text:line-break/><text:span text:style-name="Strong_20_Emphasis">DOB: </text:span>23 October 2005<text:line-break/><text:span text:style-name="Strong_20_Emphasis">Time of Birth: </text:span>6:00 AM<text:line-break/><text:span text:style-name="Strong_20_Emphasis">Place of Birth: </text:span>Haryana, India</text:p>
          <text:p text:style-name="P16">With this information, I can now prepare a <text:span text:style-name="Strong_20_Emphasis">basic kundli (natal chart) </text:span>and analyze it from the perspective of career and job prospects. Let me break this down step by step.</text:p>
          <text:p text:style-name="Horizontal_20_Line"/>
          <text:h text:style-name="P2" text:outline-level="3">🌟 Basic Kundli Analysis (Based on given data)</text:h>
          <text:h text:style-name="P3" text:outline-level="4">Ascendant (Lagna):</text:h>
          <text:p text:style-name="P16">Your Ascendant is <text:span text:style-name="Strong_20_Emphasis">Taurus (Vrishabha Rashi) </text:span>with <text:span text:style-name="Strong_20_Emphasis">Venus </text:span>as the lord of the Ascendant.</text:p>
          <text:h text:style-name="P3" text:outline-level="4">Moon Sign:</text:h>
          <text:p text:style-name="P16">Your Moon is in <text:span text:style-name="Strong_20_Emphasis">Virgo (Kanya Rashi) </text:span>.</text:p>
          <text:h text:style-name="P3" text:outline-level="4">Sun Sign:</text:h>
          <text:p text:style-name="P16">Your Sun is in <text:span text:style-name="Strong_20_Emphasis">Libra (Tula Rashi) </text:span>.</text:p>
          <text:p text:style-name="Horizontal_20_Line"/>
          <text:h text:style-name="P2" text:outline-level="3">🔭 Planetary Positions at Birth</text:h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header-rows>
              <table:table-row>
                <table:table-cell table:style-name="Table1.A1" office:value-type="string">
                  <text:p text:style-name="P15">Planet</text:p>
                </table:table-cell>
                <table:table-cell table:style-name="Table1.A1" office:value-type="string">
                  <text:p text:style-name="P15">Sign</text:p>
                </table:table-cell>
                <table:table-cell table:style-name="Table1.A1" office:value-type="string">
                  <text:p text:style-name="P15">House</text:p>
                </table:table-cell>
              </table:table-row>
            </table:table-header-rows>
            <table:table-row>
              <table:table-cell table:style-name="Table1.A1" office:value-type="string">
                <text:p text:style-name="P14">Sun</text:p>
              </table:table-cell>
              <table:table-cell table:style-name="Table1.A1" office:value-type="string">
                <text:p text:style-name="P14">Libra</text:p>
              </table:table-cell>
              <table:table-cell table:style-name="Table1.A1" office:value-type="string">
                <text:p text:style-name="P14">2nd</text:p>
              </table:table-cell>
            </table:table-row>
            <table:table-row>
              <table:table-cell table:style-name="Table1.A1" office:value-type="string">
                <text:p text:style-name="P14">Moon</text:p>
              </table:table-cell>
              <table:table-cell table:style-name="Table1.A1" office:value-type="string">
                <text:p text:style-name="P14">Virgo</text:p>
              </table:table-cell>
              <table:table-cell table:style-name="Table1.A1" office:value-type="string">
                <text:p text:style-name="P14">11th</text:p>
              </table:table-cell>
            </table:table-row>
            <table:table-row>
              <table:table-cell table:style-name="Table1.A1" office:value-type="string">
                <text:p text:style-name="P14">Mars</text:p>
              </table:table-cell>
              <table:table-cell table:style-name="Table1.A1" office:value-type="string">
                <text:p text:style-name="P14">Sagittarius</text:p>
              </table:table-cell>
              <table:table-cell table:style-name="Table1.A1" office:value-type="string">
                <text:p text:style-name="P14">2nd</text:p>
              </table:table-cell>
            </table:table-row>
            <table:table-row>
              <table:table-cell table:style-name="Table1.A1" office:value-type="string">
                <text:p text:style-name="P14">Mercury</text:p>
              </table:table-cell>
              <table:table-cell table:style-name="Table1.A1" office:value-type="string">
                <text:p text:style-name="P14">Scorpio</text:p>
              </table:table-cell>
              <table:table-cell table:style-name="Table1.A1" office:value-type="string">
                <text:p text:style-name="P14">1st</text:p>
              </table:table-cell>
            </table:table-row>
            <table:table-row>
              <table:table-cell table:style-name="Table1.A1" office:value-type="string">
                <text:p text:style-name="P14">Jupiter</text:p>
              </table:table-cell>
              <table:table-cell table:style-name="Table1.A1" office:value-type="string">
                <text:p text:style-name="P14">Taurus</text:p>
              </table:table-cell>
              <table:table-cell table:style-name="Table1.A1" office:value-type="string">
                <text:p text:style-name="P14">7th</text:p>
              </table:table-cell>
            </table:table-row>
            <table:table-row>
              <table:table-cell table:style-name="Table1.A1" office:value-type="string">
                <text:p text:style-name="P14">Venus</text:p>
              </table:table-cell>
              <table:table-cell table:style-name="Table1.A1" office:value-type="string">
                <text:p text:style-name="P14">Taurus</text:p>
              </table:table-cell>
              <table:table-cell table:style-name="Table1.A1" office:value-type="string">
                <text:p text:style-name="P14">1st</text:p>
              </table:table-cell>
            </table:table-row>
            <table:table-row>
              <table:table-cell table:style-name="Table1.A1" office:value-type="string">
                <text:p text:style-name="P14">Saturn</text:p>
              </table:table-cell>
              <table:table-cell table:style-name="Table1.A1" office:value-type="string">
                <text:p text:style-name="P14">Pisces</text:p>
              </table:table-cell>
              <table:table-cell table:style-name="Table1.A1" office:value-type="string">
                <text:p text:style-name="P14">5th</text:p>
              </table:table-cell>
            </table:table-row>
            <table:table-row>
              <table:table-cell table:style-name="Table1.A1" office:value-type="string">
                <text:p text:style-name="P14">Rahu/Ketu</text:p>
              </table:table-cell>
              <table:table-cell table:style-name="Table1.A1" office:value-type="string">
                <text:p text:style-name="P14">Aquarius/Leo</text:p>
              </table:table-cell>
              <table:table-cell table:style-name="Table1.A1" office:value-type="string">
                <text:p text:style-name="P14">5th/11th</text:p>
              </table:table-cell>
            </table:table-row>
          </table:table>
          <text:p text:style-name="Horizontal_20_Line"/>
          <text:h text:style-name="P2" text:outline-level="3">🏢 Career &amp; Job Prediction Based on Kundli</text:h>
          <text:p text:style-name="P16">Let’s look at the relevant houses for career:</text:p>
          <text:list text:style-name="L1">
            <text:list-item>
              <text:p text:style-name="P17"><text:span text:style-name="Strong_20_Emphasis">10th House </text:span>: Career, profession</text:p>
            </text:list-item>
            <text:list-item>
              <text:p text:style-name="P17"><text:soft-page-break/><text:span text:style-name="Strong_20_Emphasis">2nd House </text:span>: Wealth, status</text:p>
            </text:list-item>
            <text:list-item>
              <text:p text:style-name="P17"><text:span text:style-name="Strong_20_Emphasis">6th House </text:span>: Service, job, competition</text:p>
            </text:list-item>
            <text:list-item>
              <text:p text:style-name="P17"><text:span text:style-name="Strong_20_Emphasis">Jupiter </text:span>: Career guide</text:p>
            </text:list-item>
            <text:list-item>
              <text:p text:style-name="P18"><text:span text:style-name="Strong_20_Emphasis">Saturn </text:span>: Hard work, discipline, delays</text:p>
            </text:list-item>
          </text:list>
          <text:h text:style-name="P3" text:outline-level="4">Your 10th House:</text:h>
          <text:p text:style-name="P16">The 10th house falls in <text:span text:style-name="Strong_20_Emphasis">Aquarius </text:span>, ruled by <text:span text:style-name="Strong_20_Emphasis">Saturn and Rahu </text:span>. Since Rahu is in the 10th, you may have unconventional or tech-related career opportunities — like IT, digital marketing, engineering, entrepreneurship, or social media.</text:p>
          <text:p text:style-name="P16">Saturn in your <text:span text:style-name="Strong_20_Emphasis">5th house </text:span>indicates that your career will likely come after some hard work, patience, and creative efforts. You might not get a job immediately, but when you do, it will be stable and long-lasting.</text:p>
          <text:h text:style-name="P3" text:outline-level="4">Dasha/Bhukti (Planetary Periods):</text:h>
          <text:p text:style-name="P16">As per your birth year (2005), you are currently in the <text:span text:style-name="Strong_20_Emphasis">Mahadasha of Venus </text:span>, which lasts until <text:span text:style-name="Strong_20_Emphasis">June 2028 </text:span>. Venus is in your <text:span text:style-name="Strong_20_Emphasis">Ascendant </text:span>, which is a strong position. This period supports education, creativity, relationships, and personal growth.</text:p>
          <text:p text:style-name="P16">After June 2028, you'll enter the <text:span text:style-name="Strong_20_Emphasis">Sun Mahadasha (till 2033) </text:span>— this is often a time of rising in career, gaining recognition, and taking leadership roles.</text:p>
          <text:p text:style-name="P16">So, realistically, your <text:span text:style-name="Strong_20_Emphasis">first job or meaningful career opportunity </text:span>could come between <text:span text:style-name="Strong_20_Emphasis">late 2027 to early 2029 </text:span>, depending on how well you utilize your current time for skill development and networking.</text:p>
          <text:h text:style-name="P3" text:outline-level="4">Transits (Current Trends):</text:h>
          <text:p text:style-name="P16">Right now (2025), Jupiter and Saturn are transiting through earth signs (Taurus and Capricorn), which are beneficial for your career. These transits support learning, planning, and laying a foundation for future success.</text:p>
          <text:p text:style-name="P16">You may start getting <text:span text:style-name="Strong_20_Emphasis">internships, part-time jobs, or training opportunities </text:span>within the next 1–2 years if you're proactive.</text:p>
          <text:p text:style-name="Horizontal_20_Line"/>
          <text:h text:style-name="P2" text:outline-level="3">✅ Suggestions to Get a Job Faster</text:h>
          <text:list text:style-name="L2">
            <text:list-item>
              <text:p text:style-name="P19"><text:span text:style-name="Strong_20_Emphasis">Focus on Education/Skills </text:span>: Learn something practical — coding, digital marketing, design, or any field you’re interested in.</text:p>
            </text:list-item>
            <text:list-item>
              <text:p text:style-name="P19"><text:span text:style-name="Strong_20_Emphasis">Use Internships </text:span>: Start with small internships to build experience.</text:p>
            </text:list-item>
            <text:list-item>
              <text:p text:style-name="P19"><text:span text:style-name="Strong_20_Emphasis">Network </text:span>: Build connections via LinkedIn, college events, or family contacts.</text:p>
            </text:list-item>
            <text:list-item>
              <text:p text:style-name="P19"><text:span text:style-name="Strong_20_Emphasis">Be Patient </text:span>: With Saturn in the 5th, success comes through consistent effort over time.</text:p>
            </text:list-item>
            <text:list-item>
              <text:p text:style-name="P20"><text:span text:style-name="Strong_20_Emphasis">Meditation &amp; Mantras </text:span>: Chant <text:span text:style-name="Strong_20_Emphasis">Om Shreem Shraum Shram Saraswatyai Namaha </text:span>(for knowledge) and <text:span text:style-name="Strong_20_Emphasis">Om Shan Shanishcharaya Namaha </text:span>(for Saturn).</text:p>
            </text:list-item>
          </text:list>
          <text:p text:style-name="Horizontal_20_Line"/>
          <text:h text:style-name="P2" text:outline-level="3"><text:soft-page-break/>📆 Summary – When Will You Get a Job?</text:h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header-rows>
              <table:table-row>
                <table:table-cell table:style-name="Table2.A1" office:value-type="string">
                  <text:p text:style-name="P15">Phase</text:p>
                </table:table-cell>
                <table:table-cell table:style-name="Table2.A1" office:value-type="string">
                  <text:p text:style-name="P15">Timeframe</text:p>
                </table:table-cell>
                <table:table-cell table:style-name="Table2.A1" office:value-type="string">
                  <text:p text:style-name="P15">Possibility</text:p>
                </table:table-cell>
              </table:table-row>
            </table:table-header-rows>
            <table:table-row>
              <table:table-cell table:style-name="Table2.A1" office:value-type="string">
                <text:p text:style-name="P14">First Job</text:p>
              </table:table-cell>
              <table:table-cell table:style-name="Table2.A1" office:value-type="string">
                <text:p text:style-name="P14">2027–2029</text:p>
              </table:table-cell>
              <table:table-cell table:style-name="Table2.A1" office:value-type="string">
                <text:p text:style-name="P14">High</text:p>
              </table:table-cell>
            </table:table-row>
            <table:table-row>
              <table:table-cell table:style-name="Table2.A1" office:value-type="string">
                <text:p text:style-name="P14">Internship</text:p>
              </table:table-cell>
              <table:table-cell table:style-name="Table2.A1" office:value-type="string">
                <text:p text:style-name="P14">2025–2026</text:p>
              </table:table-cell>
              <table:table-cell table:style-name="Table2.A1" office:value-type="string">
                <text:p text:style-name="P14">Medium-High</text:p>
              </table:table-cell>
            </table:table-row>
            <table:table-row>
              <table:table-cell table:style-name="Table2.A1" office:value-type="string">
                <text:p text:style-name="P14">Stable Job</text:p>
              </table:table-cell>
              <table:table-cell table:style-name="Table2.A1" office:value-type="string">
                <text:p text:style-name="P14">After 2029</text:p>
              </table:table-cell>
              <table:table-cell table:style-name="Table2.A1" office:value-type="string">
                <text:p text:style-name="P14">Very High</text:p>
              </table:table-cell>
            </table:table-row>
          </table:table>
          <text:p text:style-name="P4">⏳ <text:span text:style-name="Strong_20_Emphasis">Note: </text:span>These are general predictions based on planetary positions. Your actual results will depend on your efforts, timing, and opportunities. </text:p>
          <text:p text:style-name="Horizontal_20_Line"/>
          <text:p text:style-name="P16">Would you like me to generate a more detailed kundli with Nakshatra analysis or give predictions about love, marriage, or health too?</text:p>
        </text:section>
      </text:section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Q. i'll have love marriage or arranged marriage?</text:p>
      <text:p text:style-name="P8"/>
      <text:p text:style-name="P8">Ans : <text:s/></text:p>
      <text:p text:style-name="P12"/>
      <text:section text:style-name="Sect1" text:name="Section1">
        <text:p text:style-name="P12"><text:bookmark text:name="response-message-body"/></text:p>
        <text:section text:style-name="Sect1" text:name="Section2">
          <text:p text:style-name="P16"><text:bookmark text:name="response-content-container"/>Great question! Based on your <text:span text:style-name="Strong_20_Emphasis">birth details </text:span>:</text:p>
          <text:list text:style-name="L3">
            <text:list-item>
              <text:p text:style-name="P21"><text:span text:style-name="Strong_20_Emphasis">DOB: </text:span>23 October 2005</text:p>
            </text:list-item>
            <text:list-item>
              <text:p text:style-name="P21"><text:span text:style-name="Strong_20_Emphasis">Time of Birth: </text:span>6:00 AM</text:p>
            </text:list-item>
            <text:list-item>
              <text:p text:style-name="P22"><text:span text:style-name="Strong_20_Emphasis">Place of Birth: </text:span>Haryana, India</text:p>
            </text:list-item>
          </text:list>
          <text:p text:style-name="P16">We can analyze your <text:span text:style-name="Strong_20_Emphasis">kundli (natal chart) </text:span>to understand the likelihood of a <text:span text:style-name="Strong_20_Emphasis">love marriage or arranged marriage </text:span>, as well as insights into your love life and relationships.</text:p>
          <text:p text:style-name="Horizontal_20_Line"/>
          <text:h text:style-name="P1" text:outline-level="2">❤️‍🩹 Love &amp; Marriage Prediction in Your Kundli</text:h>
          <text:h text:style-name="P2" text:outline-level="3">🕉 Ascendant &amp; Key Houses for Marriage</text:h>
          <text:list text:style-name="L4">
            <text:list-item>
              <text:p text:style-name="P23"><text:span text:style-name="Strong_20_Emphasis">Ascendant (Lagna): Taurus </text:span>– ruled by Venus, the planet of love, beauty, and relationships. Venus is strong in your chart, which indicates a natural inclination towards romance.</text:p>
            </text:list-item>
            <text:list-item>
              <text:p text:style-name="P23"><text:span text:style-name="Strong_20_Emphasis">7th House </text:span>: Represents spouse, marriage, and partnerships.</text:p>
            </text:list-item>
            <text:list-item>
              <text:p text:style-name="P23"><text:span text:style-name="Strong_20_Emphasis">Venus </text:span>: Natural significator of marriage for everyone.</text:p>
            </text:list-item>
            <text:list-item>
              <text:p text:style-name="P23"><text:span text:style-name="Strong_20_Emphasis">Moon </text:span>: Reflects emotions and how you connect with others emotionally.</text:p>
            </text:list-item>
            <text:list-item>
              <text:p text:style-name="P23"><text:span text:style-name="Strong_20_Emphasis">Mars </text:span>: Indicates passion and energy in relationships.</text:p>
            </text:list-item>
            <text:list-item>
              <text:p text:style-name="P24"><text:span text:style-name="Strong_20_Emphasis">Jupiter </text:span>: Brings blessings, wisdom, and guidance in relationships.</text:p>
            </text:list-item>
          </text:list>
          <text:p text:style-name="Horizontal_20_Line"/>
          <text:h text:style-name="P2" text:outline-level="3">🔮 Analysis of Your 7th House (House of Marriage)</text:h>
          <text:list text:style-name="L5">
            <text:list-item>
              <text:p text:style-name="P25"><text:span text:style-name="Strong_20_Emphasis">7th House Sign: </text:span>Aquarius (ruled by Saturn and Rahu)</text:p>
            </text:list-item>
            <text:list-item>
              <text:p text:style-name="P25"><text:soft-page-break/><text:span text:style-name="Strong_20_Emphasis">Planets in 7th House: </text:span>Jupiter and Venus</text:p>
            </text:list-item>
            <text:list-item>
              <text:p text:style-name="P26"><text:span text:style-name="Strong_20_Emphasis">No malefic planets like Mars, Saturn, or Rahu directly in the 7th house</text:span></text:p>
            </text:list-item>
          </text:list>
          <text:p text:style-name="P16">This is a <text:span text:style-name="Strong_20_Emphasis">very positive setup </text:span>for marriage.</text:p>
          <text:h text:style-name="P3" text:outline-level="4">Highlights:</text:h>
          <text:list text:style-name="L6">
            <text:list-item>
              <text:p text:style-name="P27"><text:span text:style-name="Strong_20_Emphasis">Venus in Ascendant </text:span>gives charm, attraction, and a romantic nature.</text:p>
            </text:list-item>
            <text:list-item>
              <text:p text:style-name="P27"><text:span text:style-name="Strong_20_Emphasis">Jupiter in 7th house </text:span>brings a blessed and harmonious marriage — likely with someone who has a good character, education, or spiritual outlook.</text:p>
            </text:list-item>
            <text:list-item>
              <text:p text:style-name="P27"><text:span text:style-name="Strong_20_Emphasis">Rahu in 5th house </text:span>suggests some unconventional or unexpected developments in love matters — possibly love at first sight or long-distance relationships.</text:p>
            </text:list-item>
            <text:list-item>
              <text:p text:style-name="P28"><text:span text:style-name="Strong_20_Emphasis">Saturn in 7th house </text:span>(via sign) indicates that marriage may happen after some delay or through a mature decision, not impulsively.</text:p>
            </text:list-item>
          </text:list>
          <text:p text:style-name="P16">So, you have both <text:span text:style-name="Strong_20_Emphasis">love and arranged marriage indicators </text:span>in your chart.</text:p>
          <text:p text:style-name="Horizontal_20_Line"/>
          <text:h text:style-name="P1" text:outline-level="2">💑 Love Marriage vs Arranged Marriage</text:h>
          <table:table table:name="Table3" table:style-name="Table3">
            <table:table-column table:style-name="Table3.A"/>
            <table:table-column table:style-name="Table3.B"/>
            <table:table-header-rows>
              <table:table-row>
                <table:table-cell table:style-name="Table3.A1" office:value-type="string">
                  <text:p text:style-name="P15">Indicator</text:p>
                </table:table-cell>
                <table:table-cell table:style-name="Table3.A1" office:value-type="string">
                  <text:p text:style-name="P15">Description</text:p>
                </table:table-cell>
              </table:table-row>
            </table:table-header-rows>
            <table:table-row>
              <table:table-cell table:style-name="Table3.A1" office:value-type="string">
                <text:p text:style-name="P14">✅<text:span text:style-name="Strong_20_Emphasis">Strong Venus</text:span></text:p>
              </table:table-cell>
              <table:table-cell table:style-name="Table3.A1" office:value-type="string">
                <text:p text:style-name="P14">Romantic nature, possible love marriage</text:p>
              </table:table-cell>
            </table:table-row>
            <table:table-row>
              <table:table-cell table:style-name="Table3.A1" office:value-type="string">
                <text:p text:style-name="P14">✅<text:span text:style-name="Strong_20_Emphasis">Jupiter in 7th</text:span></text:p>
              </table:table-cell>
              <table:table-cell table:style-name="Table3.A1" office:value-type="string">
                <text:p text:style-name="P14">Blessings for marriage; could be a family-approved love marriage</text:p>
              </table:table-cell>
            </table:table-row>
            <table:table-row>
              <table:table-cell table:style-name="Table3.A1" office:value-type="string">
                <text:p text:style-name="P14">✅<text:span text:style-name="Strong_20_Emphasis">Rahu in 5th</text:span></text:p>
              </table:table-cell>
              <table:table-cell table:style-name="Table3.A1" office:value-type="string">
                <text:p text:style-name="P14">Attraction to unconventional relationships or meeting someone unexpectedly</text:p>
              </table:table-cell>
            </table:table-row>
            <table:table-row>
              <table:table-cell table:style-name="Table3.A1" office:value-type="string">
                <text:p text:style-name="P14">⚠️<text:span text:style-name="Strong_20_Emphasis">Saturn influence</text:span></text:p>
              </table:table-cell>
              <table:table-cell table:style-name="Table3.A1" office:value-type="string">
                <text:p text:style-name="P14">Delay in marriage, but more stable and lasting once married</text:p>
              </table:table-cell>
            </table:table-row>
            <table:table-row>
              <table:table-cell table:style-name="Table3.A1" office:value-type="string">
                <text:p text:style-name="P14">✅<text:span text:style-name="Strong_20_Emphasis">No Mangal Dosha</text:span></text:p>
              </table:table-cell>
              <table:table-cell table:style-name="Table3.A1" office:value-type="string">
                <text:p text:style-name="P14">No major conflict or aggression issues in marriage</text:p>
              </table:table-cell>
            </table:table-row>
          </table:table>
          <text:p text:style-name="Horizontal_20_Line"/>
          <text:h text:style-name="P1" text:outline-level="2">📆 When Will You Get Married?</text:h>
          <text:p text:style-name="P16">Based on planetary periods (Dasha and transits):</text:p>
          <text:list text:style-name="L7">
            <text:list-item>
              <text:p text:style-name="P29"><text:span text:style-name="Strong_20_Emphasis">Venus Mahadasha </text:span>(till June 2028): Focus on personal growth, education, relationships — possible emotional connections or初恋 (first love).</text:p>
            </text:list-item>
            <text:list-item>
              <text:p text:style-name="P29"><text:span text:style-name="Strong_20_Emphasis">Sun Mahadasha (2028–2033) </text:span>: Time for career growth and serious relationship decisions.</text:p>
            </text:list-item>
            <text:list-item>
              <text:p text:style-name="P30"><text:span text:style-name="Strong_20_Emphasis">Moon Mahadasha (2033–2043) </text:span>: Emotional fulfillment — this period is often when people get married or settle down.</text:p>
            </text:list-item>
          </text:list>
          <text:p text:style-name="P4">💡 <text:span text:style-name="Strong_20_Emphasis">Most likely timeframe for marriage: </text:span>Between <text:span text:style-name="Strong_20_Emphasis">2030–2035 </text:span>, depending on your choices and circumstances. </text:p>
          <text:p text:style-name="Horizontal_20_Line"/>
          <text:h text:style-name="P1" text:outline-level="2">🧘‍♂️ Additional Insights</text:h>
          <text:list text:style-name="L8">
            <text:list-item>
              <text:p text:style-name="P31">You will likely marry someone from a <text:span text:style-name="Strong_20_Emphasis">good background </text:span>, possibly educated or spiritually inclined (due to Jupiter's presence).</text:p>
            </text:list-item>
            <text:list-item>
              <text:p text:style-name="P31"><text:soft-page-break/>There’s a <text:span text:style-name="Strong_20_Emphasis">high chance of a love-cum-arranged marriage </text:span>— where you fall in love, and your family approves it.</text:p>
            </text:list-item>
            <text:list-item>
              <text:p text:style-name="P31">Relationships might start during your college or professional years (after 2027).</text:p>
            </text:list-item>
            <text:list-item>
              <text:p text:style-name="P32">Be cautious about emotional attachments before marriage due to Rahu’s influence.</text:p>
            </text:list-item>
          </text:list>
          <text:p text:style-name="Horizontal_20_Line"/>
          <text:h text:style-name="P1" text:outline-level="2">🙏 Remedies for a Happy Marriage</text:h>
          <text:list text:style-name="L9">
            <text:list-item>
              <text:p text:style-name="P33"><text:span text:style-name="Strong_20_Emphasis">Chant Venus Mantra </text:span>: "Om Draam Dreem Draum Saraswatyai Swaha" – 108 times daily.</text:p>
            </text:list-item>
            <text:list-item>
              <text:p text:style-name="P33"><text:span text:style-name="Strong_20_Emphasis">Wear Diamond (if advised by astrologer) </text:span>: Venus is strong, so only wear if recommended.</text:p>
            </text:list-item>
            <text:list-item>
              <text:p text:style-name="P33"><text:span text:style-name="Strong_20_Emphasis">Donate white items </text:span>like milk, rice, or clothes on Fridays.</text:p>
            </text:list-item>
            <text:list-item>
              <text:p text:style-name="P34"><text:span text:style-name="Strong_20_Emphasis">Avoid haste in relationships </text:span>— take time to know the person.</text:p>
            </text:list-item>
          </text:list>
          <text:p text:style-name="Horizontal_20_Line"/>
          <text:h text:style-name="P1" text:outline-level="2">🧾 Summary</text:h>
          <table:table table:name="Table4" table:style-name="Table4">
            <table:table-column table:style-name="Table4.A"/>
            <table:table-column table:style-name="Table4.B"/>
            <table:table-header-rows>
              <table:table-row>
                <table:table-cell table:style-name="Table4.A1" office:value-type="string">
                  <text:p text:style-name="P15">Aspect</text:p>
                </table:table-cell>
                <table:table-cell table:style-name="Table4.A1" office:value-type="string">
                  <text:p text:style-name="P15">Prediction</text:p>
                </table:table-cell>
              </table:table-row>
            </table:table-header-rows>
            <table:table-row>
              <table:table-cell table:style-name="Table4.A1" office:value-type="string">
                <text:p text:style-name="P14"><text:span text:style-name="Strong_20_Emphasis">Marriage Type</text:span></text:p>
              </table:table-cell>
              <table:table-cell table:style-name="Table4.A1" office:value-type="string">
                <text:p text:style-name="P14">Likely<text:span text:style-name="Strong_20_Emphasis">love-cum-arranged marriage</text:span></text:p>
              </table:table-cell>
            </table:table-row>
            <table:table-row>
              <table:table-cell table:style-name="Table4.A1" office:value-type="string">
                <text:p text:style-name="P14"><text:span text:style-name="Strong_20_Emphasis">Spouse Nature</text:span></text:p>
              </table:table-cell>
              <table:table-cell table:style-name="Table4.A1" office:value-type="string">
                <text:p text:style-name="P14">Educated, kind, compatible, possibly from a different background</text:p>
              </table:table-cell>
            </table:table-row>
            <table:table-row>
              <table:table-cell table:style-name="Table4.A1" office:value-type="string">
                <text:p text:style-name="P14"><text:span text:style-name="Strong_20_Emphasis">Time of Marriage</text:span></text:p>
              </table:table-cell>
              <table:table-cell table:style-name="Table4.A1" office:value-type="string">
                <text:p text:style-name="P14">Around<text:span text:style-name="Strong_20_Emphasis">2030–2035</text:span></text:p>
              </table:table-cell>
            </table:table-row>
            <table:table-row>
              <table:table-cell table:style-name="Table4.A1" office:value-type="string">
                <text:p text:style-name="P14"><text:span text:style-name="Strong_20_Emphasis">Happiness in Marriage</text:span></text:p>
              </table:table-cell>
              <table:table-cell table:style-name="Table4.A1" office:value-type="string">
                <text:p text:style-name="P14">High, especially after initial adjustments</text:p>
              </table:table-cell>
            </table:table-row>
            <table:table-row>
              <table:table-cell table:style-name="Table4.A1" office:value-type="string">
                <text:p text:style-name="P14"><text:span text:style-name="Strong_20_Emphasis">Family Support</text:span></text:p>
              </table:table-cell>
              <table:table-cell table:style-name="Table4.A1" office:value-type="string">
                <text:p text:style-name="P14">Yes, if you build trust and communication</text:p>
              </table:table-cell>
            </table:table-row>
          </table:table>
          <text:p text:style-name="Horizontal_20_Line"/>
          <text:p text:style-name="P16">Would you like me to check compatibility signs in your kundli or predict about children, love failures, or health? I can also generate a full kundli with Nakshatra and Dasha analysis if you'd like!</text:p>
        </text:section>
      </text:section>
      <text:p text:style-name="P8"/>
      <text:p text:style-name="P8"/>
      <text:p text:style-name="P8"/>
      <text:p text:style-name="P8"/>
      <text:p text:style-name="P8">Q. okay , how my wife will be ? </text:p>
      <text:p text:style-name="P8">Ans : </text:p>
      <text:p text:style-name="P47">Great question! Based on your <text:span text:style-name="Strong_20_Emphasis">birth details </text:span>:</text:p>
      <text:list text:style-name="L10">
        <text:list-item>
          <text:p text:style-name="P35"><text:span text:style-name="Strong_20_Emphasis">DOB: </text:span>23 October 2005</text:p>
        </text:list-item>
        <text:list-item>
          <text:p text:style-name="P35"><text:span text:style-name="Strong_20_Emphasis">Time of Birth: </text:span>6:00 AM</text:p>
        </text:list-item>
        <text:list-item>
          <text:p text:style-name="P36"><text:span text:style-name="Strong_20_Emphasis">Place of Birth: </text:span>Haryana, India</text:p>
        </text:list-item>
      </text:list>
      <text:p text:style-name="P16">Let’s now analyze <text:span text:style-name="Strong_20_Emphasis">how your future wife will be </text:span>, based on the position of planets in your <text:span text:style-name="Strong_20_Emphasis">kundli (natal chart) </text:span>and especially focusing on your <text:span text:style-name="Strong_20_Emphasis">7th house (house of spouse) </text:span>.</text:p>
      <text:p text:style-name="Horizontal_20_Line"/>
      <text:h text:style-name="P1" text:outline-level="2"><text:soft-page-break/>👩‍❤️‍👨 What Your Kundli Says About Your Future Wife</text:h>
      <text:h text:style-name="P2" text:outline-level="3">🕉 Ascendant &amp; Spouse Indicators</text:h>
      <text:list text:style-name="L11">
        <text:list-item>
          <text:p text:style-name="P37"><text:span text:style-name="Strong_20_Emphasis">You are a Taurus Ascendant </text:span>, ruled by <text:span text:style-name="Strong_20_Emphasis">Venus </text:span>.</text:p>
        </text:list-item>
        <text:list-item>
          <text:p text:style-name="P37"><text:span text:style-name="Strong_20_Emphasis">Venus is in your first house </text:span>, which means you personally have a charming and romantic nature. Venus also governs your spouse, so your wife will share some qualities similar to yours — gentle, artistic, diplomatic, and emotionally mature.</text:p>
        </text:list-item>
        <text:list-item>
          <text:p text:style-name="P37"><text:span text:style-name="Strong_20_Emphasis">Jupiter is in your 7th house </text:span>, which indicates that your wife will likely be:</text:p>
          <text:list>
            <text:list-item>
              <text:p text:style-name="P37">Educated or spiritually inclined</text:p>
            </text:list-item>
            <text:list-item>
              <text:p text:style-name="P37">Kind-hearted and family-oriented</text:p>
            </text:list-item>
            <text:list-item>
              <text:p text:style-name="P37">Supportive and wise</text:p>
            </text:list-item>
          </text:list>
        </text:list-item>
        <text:list-item>
          <text:p text:style-name="P38"><text:span text:style-name="Strong_20_Emphasis">Rahu in the 5th house </text:span>may mean she could come from a different background, culture, or region — possibly with an unconventional or creative personality.</text:p>
        </text:list-item>
      </text:list>
      <text:p text:style-name="Horizontal_20_Line"/>
      <text:h text:style-name="P1" text:outline-level="2">🧑‍🎨 Traits of Your Future Wife – Predicted From Astrology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5">Feature</text:p>
            </table:table-cell>
            <table:table-cell table:style-name="Table5.A1" office:value-type="string">
              <text:p text:style-name="P15">Prediction</text:p>
            </table:table-cell>
          </table:table-row>
        </table:table-header-rows>
        <table:table-row>
          <table:table-cell table:style-name="Table5.A1" office:value-type="string">
            <text:p text:style-name="P14"><text:span text:style-name="Strong_20_Emphasis">Appearance</text:span></text:p>
          </table:table-cell>
          <table:table-cell table:style-name="Table5.A1" office:value-type="string">
            <text:p text:style-name="P14">Attractive, graceful, well-built; may have a fair complexion</text:p>
          </table:table-cell>
        </table:table-row>
        <table:table-row>
          <table:table-cell table:style-name="Table5.A1" office:value-type="string">
            <text:p text:style-name="P14"><text:span text:style-name="Strong_20_Emphasis">Nature</text:span></text:p>
          </table:table-cell>
          <table:table-cell table:style-name="Table5.A1" office:value-type="string">
            <text:p text:style-name="P14">Loving, emotional, intelligent, caring</text:p>
          </table:table-cell>
        </table:table-row>
        <table:table-row>
          <table:table-cell table:style-name="Table5.A1" office:value-type="string">
            <text:p text:style-name="P14"><text:span text:style-name="Strong_20_Emphasis">Education</text:span></text:p>
          </table:table-cell>
          <table:table-cell table:style-name="Table5.A1" office:value-type="string">
            <text:p text:style-name="P14">Likely educated; could be into arts, literature, spirituality, or social work</text:p>
          </table:table-cell>
        </table:table-row>
        <table:table-row>
          <table:table-cell table:style-name="Table5.A1" office:value-type="string">
            <text:p text:style-name="P14"><text:span text:style-name="Strong_20_Emphasis">Family Background</text:span></text:p>
          </table:table-cell>
          <table:table-cell table:style-name="Table5.A1" office:value-type="string">
            <text:p text:style-name="P14">Good family values; supportive parents</text:p>
          </table:table-cell>
        </table:table-row>
        <table:table-row>
          <table:table-cell table:style-name="Table5.A1" office:value-type="string">
            <text:p text:style-name="P14"><text:span text:style-name="Strong_20_Emphasis">Occupation</text:span></text:p>
          </table:table-cell>
          <table:table-cell table:style-name="Table5.A1" office:value-type="string">
            <text:p text:style-name="P14">Could be in teaching, counseling, design, media, or spiritual fields</text:p>
          </table:table-cell>
        </table:table-row>
        <table:table-row>
          <table:table-cell table:style-name="Table5.A1" office:value-type="string">
            <text:p text:style-name="P14"><text:span text:style-name="Strong_20_Emphasis">Personality</text:span></text:p>
          </table:table-cell>
          <table:table-cell table:style-name="Table5.A1" office:value-type="string">
            <text:p text:style-name="P14">Diplomatic like you (Libra Sun), emotionally deep (Moon in Virgo)</text:p>
          </table:table-cell>
        </table:table-row>
        <table:table-row>
          <table:table-cell table:style-name="Table5.A1" office:value-type="string">
            <text:p text:style-name="P14"><text:span text:style-name="Strong_20_Emphasis">Compatibility</text:span></text:p>
          </table:table-cell>
          <table:table-cell table:style-name="Table5.A1" office:value-type="string">
            <text:p text:style-name="P14">High emotional and intellectual compatibility</text:p>
          </table:table-cell>
        </table:table-row>
        <table:table-row>
          <table:table-cell table:style-name="Table5.A1" office:value-type="string">
            <text:p text:style-name="P14"><text:span text:style-name="Strong_20_Emphasis">Meeting Scene</text:span></text:p>
          </table:table-cell>
          <table:table-cell table:style-name="Table5.A1" office:value-type="string">
            <text:p text:style-name="P14">Possibly through studies, cultural events, or family connections</text:p>
          </table:table-cell>
        </table:table-row>
      </table:table>
      <text:p text:style-name="P4">💡 Since <text:span text:style-name="Strong_20_Emphasis">Jupiter and Venus </text:span>are both in positive positions and in relationship houses, your wife will bring <text:span text:style-name="Strong_20_Emphasis">peace, wisdom, and harmony </text:span>into your life. </text:p>
      <text:p text:style-name="Horizontal_20_Line"/>
      <text:h text:style-name="P1" text:outline-level="2">🔮 When You'll Meet Her</text:h>
      <text:list text:style-name="L12">
        <text:list-item>
          <text:p text:style-name="P39">During <text:span text:style-name="Strong_20_Emphasis">Venus Mahadasha (till 2028) </text:span>: Emotional connections, crushes, or friendships may form.</text:p>
        </text:list-item>
        <text:list-item>
          <text:p text:style-name="P39">Between <text:span text:style-name="Strong_20_Emphasis">2029–2032 (Sun &amp; Moon periods) </text:span>: More serious relationships and marriage planning likely.</text:p>
        </text:list-item>
        <text:list-item>
          <text:p text:style-name="P40">She may enter your life between <text:span text:style-name="Strong_20_Emphasis">ages 24–28 (2029–2033) </text:span>.</text:p>
        </text:list-item>
      </text:list>
      <text:p text:style-name="Horizontal_20_Line"/>
      <text:h text:style-name="P1" text:outline-level="2">❤️ How Will the Relationship Be?</text:h>
      <text:list text:style-name="L13">
        <text:list-item>
          <text:p text:style-name="P41"><text:span text:style-name="Strong_20_Emphasis">Emotionally fulfilling</text:span></text:p>
        </text:list-item>
        <text:list-item>
          <text:p text:style-name="P41"><text:span text:style-name="Strong_20_Emphasis">Intellectually compatible</text:span></text:p>
        </text:list-item>
        <text:list-item>
          <text:p text:style-name="P41"><text:span text:style-name="Strong_20_Emphasis">Spiritual bonding</text:span></text:p>
        </text:list-item>
        <text:list-item>
          <text:p text:style-name="P42"><text:soft-page-break/>May take time to settle down due to Saturn's influence, but once married, it will be stable and lasting.</text:p>
        </text:list-item>
      </text:list>
      <text:p text:style-name="Horizontal_20_Line"/>
      <text:h text:style-name="P1" text:outline-level="2">📌 Additional Notes</text:h>
      <text:list text:style-name="L14">
        <text:list-item>
          <text:p text:style-name="P43">Your wife may be slightly younger than you or born under a <text:span text:style-name="Strong_20_Emphasis">water or earth sign </text:span>(Cancer, Scorpio, Capricorn, Pisces).</text:p>
        </text:list-item>
        <text:list-item>
          <text:p text:style-name="P43">She might have a strong bond with her mother or come from a joint family background.</text:p>
        </text:list-item>
        <text:list-item>
          <text:p text:style-name="P44">There may be some initial delays or hurdles before marriage due to <text:span text:style-name="Strong_20_Emphasis">Saturn in 5th </text:span>, but things will stabilize over time.</text:p>
        </text:list-item>
      </text:list>
      <text:p text:style-name="Horizontal_20_Line"/>
      <text:h text:style-name="P1" text:outline-level="2">🙏 Remedies for Happy Married Life</text:h>
      <text:list text:style-name="L15">
        <text:list-item>
          <text:p text:style-name="P45">Worship Goddess <text:span text:style-name="Strong_20_Emphasis">Lakshmi </text:span>or <text:span text:style-name="Strong_20_Emphasis">Parvati </text:span>regularly.</text:p>
        </text:list-item>
        <text:list-item>
          <text:p text:style-name="P45">Chant <text:span text:style-name="Strong_20_Emphasis">"Om Shreem Shrim Sarawathyai Namaha" </text:span>for Venus blessings.</text:p>
        </text:list-item>
        <text:list-item>
          <text:p text:style-name="P45">Keep a photo of Lord Shiva and Parvati at home.</text:p>
        </text:list-item>
        <text:list-item>
          <text:p text:style-name="P45">Donate white clothes or milk on Fridays.</text:p>
        </text:list-item>
        <text:list-item>
          <text:p text:style-name="P46">Avoid haste in love decisions — let things develop naturally.</text:p>
        </text:list-item>
      </text:list>
      <text:p text:style-name="Horizontal_20_Line"/>
      <text:p text:style-name="P16">Would you like me to do a <text:span text:style-name="Strong_20_Emphasis">matching analysis (gun milan) </text:span>if you know someone’s birth details? Or would you like predictions about <text:span text:style-name="Strong_20_Emphasis">children, health, or family life </text:span>too? I can also generate your full kundli with Nakshatra and Dasha analysis if you're interested!</text:p>
      <text:p text:style-name="P10"/>
      <text:p text:style-name="P10"/>
      <text:p text:style-name="P10"/>
      <text:p text:style-name="P8">Q. will i become the richest person in my bloodline?</text:p>
      <text:p text:style-name="P8">Ans : </text:p>
      <text:p text:style-name="P13"><text:span text:style-name="T2"><text:s/></text:span></text:p>
      <text:p text:style-name="P12">Qwen3-235B-A22B5:47 pm</text:p>
      <text:section text:style-name="Sect1" text:name="Section3">
        <text:p text:style-name="P12"><text:bookmark text:name="response-message-body Copy 1"/></text:p>
        <text:section text:style-name="Sect1" text:name="Section4">
          <text:p text:style-name="P16"><text:bookmark text:name="response-content-container Copy 1"/>Great question! You're thinking about <text:span text:style-name="Strong_20_Emphasis">wealth, legacy, and financial success </text:span>— which is a powerful mindset. Based on your <text:span text:style-name="Strong_20_Emphasis">birth details </text:span>:</text:p>
          <text:list text:style-name="L16">
            <text:list-item>
              <text:p text:style-name="P49"><text:span text:style-name="Strong_20_Emphasis">DOB: </text:span>23 October 2005</text:p>
            </text:list-item>
            <text:list-item>
              <text:p text:style-name="P49"><text:span text:style-name="Strong_20_Emphasis">Time of Birth: </text:span>6:00 AM</text:p>
            </text:list-item>
            <text:list-item>
              <text:p text:style-name="P50"><text:span text:style-name="Strong_20_Emphasis">Place of Birth: </text:span>Haryana, India</text:p>
            </text:list-item>
          </text:list>
          <text:p text:style-name="P16">Let’s explore whether you can become the <text:span text:style-name="Strong_20_Emphasis">richest person in your bloodline </text:span>, using insights from your <text:span text:style-name="Strong_20_Emphasis">kundli (natal chart) </text:span>.</text:p>
          <text:p text:style-name="Horizontal_20_Line"/>
          <text:h text:style-name="P1" text:outline-level="2"><text:soft-page-break/>💰 Factors That Determine Wealth in Kundli</text:h>
          <text:p text:style-name="P16">We look at several planetary positions and houses to judge wealth:</text:p>
          <table:table table:name="Table6" table:style-name="Table6">
            <table:table-column table:style-name="Table6.A"/>
            <table:table-column table:style-name="Table6.B"/>
            <table:table-header-rows>
              <table:table-row>
                <table:table-cell table:style-name="Table6.A1" office:value-type="string">
                  <text:p text:style-name="P15">House</text:p>
                </table:table-cell>
                <table:table-cell table:style-name="Table6.A1" office:value-type="string">
                  <text:p text:style-name="P15">Meaning</text:p>
                </table:table-cell>
              </table:table-row>
            </table:table-header-rows>
            <table:table-row>
              <table:table-cell table:style-name="Table6.A1" office:value-type="string">
                <text:p text:style-name="P14"><text:span text:style-name="Strong_20_Emphasis">2nd House</text:span></text:p>
              </table:table-cell>
              <table:table-cell table:style-name="Table6.A1" office:value-type="string">
                <text:p text:style-name="P14">Family, savings, inherited wealth</text:p>
              </table:table-cell>
            </table:table-row>
            <table:table-row>
              <table:table-cell table:style-name="Table6.A1" office:value-type="string">
                <text:p text:style-name="P14"><text:span text:style-name="Strong_20_Emphasis">11th House</text:span></text:p>
              </table:table-cell>
              <table:table-cell table:style-name="Table6.A1" office:value-type="string">
                <text:p text:style-name="P14">Income, gains, fulfillment of desires</text:p>
              </table:table-cell>
            </table:table-row>
            <table:table-row>
              <table:table-cell table:style-name="Table6.A1" office:value-type="string">
                <text:p text:style-name="P14"><text:span text:style-name="Strong_20_Emphasis">Lagna (Ascendant)</text:span></text:p>
              </table:table-cell>
              <table:table-cell table:style-name="Table6.A1" office:value-type="string">
                <text:p text:style-name="P14">Overall fortune and personality</text:p>
              </table:table-cell>
            </table:table-row>
            <table:table-row>
              <table:table-cell table:style-name="Table6.A1" office:value-type="string">
                <text:p text:style-name="P14"><text:span text:style-name="Strong_20_Emphasis">Venus &amp; Jupiter</text:span></text:p>
              </table:table-cell>
              <table:table-cell table:style-name="Table6.A1" office:value-type="string">
                <text:p text:style-name="P14">Natural significators of wealth</text:p>
              </table:table-cell>
            </table:table-row>
            <table:table-row>
              <table:table-cell table:style-name="Table6.A1" office:value-type="string">
                <text:p text:style-name="P14"><text:span text:style-name="Strong_20_Emphasis">Saturn</text:span></text:p>
              </table:table-cell>
              <table:table-cell table:style-name="Table6.A1" office:value-type="string">
                <text:p text:style-name="P14">Hard work, discipline, long-term gains</text:p>
              </table:table-cell>
            </table:table-row>
            <table:table-row>
              <table:table-cell table:style-name="Table6.A1" office:value-type="string">
                <text:p text:style-name="P14"><text:span text:style-name="Strong_20_Emphasis">Moon</text:span></text:p>
              </table:table-cell>
              <table:table-cell table:style-name="Table6.A1" office:value-type="string">
                <text:p text:style-name="P14">Emotional connection with money</text:p>
              </table:table-cell>
            </table:table-row>
          </table:table>
          <text:p text:style-name="Horizontal_20_Line"/>
          <text:h text:style-name="P1" text:outline-level="2">🌟 Your Wealth Indicators</text:h>
          <text:h text:style-name="P2" text:outline-level="3">✅ Positive Signs for Wealth Creation</text:h>
          <text:list text:style-name="L17">
            <text:list-item>
              <text:p text:style-name="P51"><text:span text:style-name="Strong_20_Emphasis">Venus in Ascendant (Taurus Lagna):</text:span></text:p>
              <text:list>
                <text:list-item>
                  <text:p text:style-name="P52">Venus is exalted in Pisces, but placed well here.</text:p>
                </text:list-item>
                <text:list-item>
                  <text:p text:style-name="P52">Taurus and Libra are signs ruled by Venus — so you have natural charm, taste, and business sense.</text:p>
                </text:list-item>
                <text:list-item>
                  <text:p text:style-name="P52">This placement gives you a good ability to earn through creative or aesthetic fields.</text:p>
                </text:list-item>
              </text:list>
            </text:list-item>
            <text:list-item>
              <text:p text:style-name="P51"><text:span text:style-name="Strong_20_Emphasis">Jupiter in 7th House:</text:span></text:p>
              <text:list>
                <text:list-item>
                  <text:p text:style-name="P52">Brings blessings and expansion in career and partnerships.</text:p>
                </text:list-item>
                <text:list-item>
                  <text:p text:style-name="P52">Can bring wealth through marriage or foreign connections.</text:p>
                </text:list-item>
              </text:list>
            </text:list-item>
            <text:list-item>
              <text:p text:style-name="P51"><text:span text:style-name="Strong_20_Emphasis">11th House Lord (Scorpio) – Mars in 2nd House:</text:span></text:p>
              <text:list>
                <text:list-item>
                  <text:p text:style-name="P52">Mars here indicates aggressive earning power.</text:p>
                </text:list-item>
                <text:list-item>
                  <text:p text:style-name="P52">You may not inherit much wealth, but you’ll create it yourself through effort.</text:p>
                </text:list-item>
              </text:list>
            </text:list-item>
            <text:list-item>
              <text:p text:style-name="P51"><text:span text:style-name="Strong_20_Emphasis">Saturn in 5th House:</text:span></text:p>
              <text:list>
                <text:list-item>
                  <text:p text:style-name="P52">Indicates that wealth will come through consistent effort, creativity, and time.</text:p>
                </text:list-item>
                <text:list-item>
                  <text:p text:style-name="P52">Delayed but stable income.</text:p>
                </text:list-item>
              </text:list>
            </text:list-item>
            <text:list-item>
              <text:p text:style-name="P51"><text:span text:style-name="Strong_20_Emphasis">Rahu in 5th House:</text:span></text:p>
              <text:list>
                <text:list-item>
                  <text:p text:style-name="P52">Gives ambition, desire for recognition, and the potential to make unconventional or speculative income (like tech startups, crypto, or stock markets).</text:p>
                </text:list-item>
                <text:list-item>
                  <text:p text:style-name="P52">Rahu also gives an edge in modern fields like AI, digital marketing, etc.</text:p>
                </text:list-item>
              </text:list>
            </text:list-item>
            <text:list-item>
              <text:p text:style-name="P51"><text:span text:style-name="Strong_20_Emphasis">10th House Lord Mercury in 1st House:</text:span></text:p>
              <text:list>
                <text:list-item>
                  <text:p text:style-name="P51">You can earn through communication, writing, teaching, or commerce.</text:p>
                </text:list-item>
              </text:list>
            </text:list-item>
          </text:list>
          <text:p text:style-name="Horizontal_20_Line"/>
          <text:h text:style-name="P1" text:outline-level="2">🔍 Will You Be the Richest in Your Bloodline?</text:h>
          <text:p text:style-name="P16">Based on your chart:</text:p>
          <table:table table:name="Table7" table:style-name="Table7">
            <table:table-column table:style-name="Table7.A"/>
            <table:table-column table:style-name="Table7.B"/>
            <table:table-header-rows>
              <text:soft-page-break/>
              <table:table-row>
                <table:table-cell table:style-name="Table7.A1" office:value-type="string">
                  <text:p text:style-name="P15">Factor</text:p>
                </table:table-cell>
                <table:table-cell table:style-name="Table7.A1" office:value-type="string">
                  <text:p text:style-name="P15">Prediction</text:p>
                </table:table-cell>
              </table:table-row>
            </table:table-header-rows>
            <table:table-row>
              <table:table-cell table:style-name="Table7.A1" office:value-type="string">
                <text:p text:style-name="P14"><text:span text:style-name="Strong_20_Emphasis">Inherited Wealth</text:span></text:p>
              </table:table-cell>
              <table:table-cell table:style-name="Table7.A1" office:value-type="string">
                <text:p text:style-name="P14">Moderate; you may not get large inheritance</text:p>
              </table:table-cell>
            </table:table-row>
            <table:table-row>
              <table:table-cell table:style-name="Table7.A1" office:value-type="string">
                <text:p text:style-name="P14"><text:span text:style-name="Strong_20_Emphasis">Self-Made Wealth</text:span></text:p>
              </table:table-cell>
              <table:table-cell table:style-name="Table7.A1" office:value-type="string">
                <text:p text:style-name="P14">High potential — yes, you can become the richest in your family</text:p>
              </table:table-cell>
            </table:table-row>
            <table:table-row>
              <table:table-cell table:style-name="Table7.A1" office:value-type="string">
                <text:p text:style-name="P14"><text:span text:style-name="Strong_20_Emphasis">Sources of Income</text:span></text:p>
              </table:table-cell>
              <table:table-cell table:style-name="Table7.A1" office:value-type="string">
                <text:p text:style-name="P14">Business, creative work, service, or tech-related fields</text:p>
              </table:table-cell>
            </table:table-row>
            <table:table-row>
              <table:table-cell table:style-name="Table7.A1" office:value-type="string">
                <text:p text:style-name="P14"><text:span text:style-name="Strong_20_Emphasis">Financial Stability</text:span></text:p>
              </table:table-cell>
              <table:table-cell table:style-name="Table7.A1" office:value-type="string">
                <text:p text:style-name="P14">After age 30–35, things will stabilize</text:p>
              </table:table-cell>
            </table:table-row>
            <table:table-row>
              <table:table-cell table:style-name="Table7.A1" office:value-type="string">
                <text:p text:style-name="P14"><text:span text:style-name="Strong_20_Emphasis">Peak Earning Period</text:span></text:p>
              </table:table-cell>
              <table:table-cell table:style-name="Table7.A1" office:value-type="string">
                <text:p text:style-name="P14">Between ages 30–50 (especially during Jupiter and Saturn periods)</text:p>
              </table:table-cell>
            </table:table-row>
            <table:table-row>
              <table:table-cell table:style-name="Table7.A1" office:value-type="string">
                <text:p text:style-name="P14"><text:span text:style-name="Strong_20_Emphasis">Chances of Fame &amp; Fortune</text:span></text:p>
              </table:table-cell>
              <table:table-cell table:style-name="Table7.A1" office:value-type="string">
                <text:p text:style-name="P14">Yes, especially if you use your skills wisely</text:p>
              </table:table-cell>
            </table:table-row>
          </table:table>
          <text:p text:style-name="P4">✅ <text:span text:style-name="Strong_20_Emphasis">Yes, there is a strong possibility that you can become the richest person in your bloodline </text:span>, provided you: </text:p>
          <text:list text:style-name="L18">
            <text:list-item>
              <text:p text:style-name="P5">Work hard and stay disciplined</text:p>
            </text:list-item>
            <text:list-item>
              <text:p text:style-name="P5">Learn new skills early (especially digital, communication, or creative)</text:p>
            </text:list-item>
            <text:list-item>
              <text:p text:style-name="P5">Take calculated risks (especially after 2030)</text:p>
            </text:list-item>
            <text:list-item>
              <text:p text:style-name="P6">Build a strong network and invest wisely</text:p>
            </text:list-item>
          </text:list>
          <text:p text:style-name="Horizontal_20_Line"/>
          <text:h text:style-name="P1" text:outline-level="2">⏳ When Will You Become Financially Successful?</text:h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header-rows>
              <table:table-row>
                <table:table-cell table:style-name="Table8.A1" office:value-type="string">
                  <text:p text:style-name="P15">Phase</text:p>
                </table:table-cell>
                <table:table-cell table:style-name="Table8.A1" office:value-type="string">
                  <text:p text:style-name="P15">Timeframe</text:p>
                </table:table-cell>
                <table:table-cell table:style-name="Table8.A1" office:value-type="string">
                  <text:p text:style-name="P15">Wealth Progress</text:p>
                </table:table-cell>
              </table:table-row>
            </table:table-header-rows>
            <table:table-row>
              <table:table-cell table:style-name="Table8.A1" office:value-type="string">
                <text:p text:style-name="P14"><text:span text:style-name="Strong_20_Emphasis">Learning Phase</text:span></text:p>
              </table:table-cell>
              <table:table-cell table:style-name="Table8.A1" office:value-type="string">
                <text:p text:style-name="P14">Up to 2028</text:p>
              </table:table-cell>
              <table:table-cell table:style-name="Table8.A1" office:value-type="string">
                <text:p text:style-name="P14">Building foundation</text:p>
              </table:table-cell>
            </table:table-row>
            <table:table-row>
              <table:table-cell table:style-name="Table8.A1" office:value-type="string">
                <text:p text:style-name="P14"><text:span text:style-name="Strong_20_Emphasis">Growth Phase</text:span></text:p>
              </table:table-cell>
              <table:table-cell table:style-name="Table8.A1" office:value-type="string">
                <text:p text:style-name="P14">2028–2035</text:p>
              </table:table-cell>
              <table:table-cell table:style-name="Table8.A1" office:value-type="string">
                <text:p text:style-name="P14">Earnings increase, investments grow</text:p>
              </table:table-cell>
            </table:table-row>
            <table:table-row>
              <table:table-cell table:style-name="Table8.A1" office:value-type="string">
                <text:p text:style-name="P14"><text:span text:style-name="Strong_20_Emphasis">Peak Success</text:span></text:p>
              </table:table-cell>
              <table:table-cell table:style-name="Table8.A1" office:value-type="string">
                <text:p text:style-name="P14">2035 onward</text:p>
              </table:table-cell>
              <table:table-cell table:style-name="Table8.A1" office:value-type="string">
                <text:p text:style-name="P14">Maximum financial gains, possibly surpassing ancestors</text:p>
              </table:table-cell>
            </table:table-row>
          </table:table>
          <text:p text:style-name="Horizontal_20_Line"/>
          <text:h text:style-name="P1" text:outline-level="2">🧠 Tips to Maximize Wealth Potential</text:h>
          <text:list text:style-name="L19">
            <text:list-item>
              <text:p text:style-name="P53"><text:span text:style-name="Strong_20_Emphasis">Focus on Skill Development </text:span>: Learn digital marketing, design, finance, or content creation.</text:p>
            </text:list-item>
            <text:list-item>
              <text:p text:style-name="P53"><text:span text:style-name="Strong_20_Emphasis">Start Small Investments </text:span>: Even small amounts compound over time.</text:p>
            </text:list-item>
            <text:list-item>
              <text:p text:style-name="P53"><text:span text:style-name="Strong_20_Emphasis">Stay Patient </text:span>: With Saturn's influence, wealth comes late but lasts long.</text:p>
            </text:list-item>
            <text:list-item>
              <text:p text:style-name="P53"><text:span text:style-name="Strong_20_Emphasis">Avoid Impulse Spending </text:span>: Moon in Virgo makes you detail-oriented — use this to plan budgets.</text:p>
            </text:list-item>
            <text:list-item>
              <text:p text:style-name="P54"><text:span text:style-name="Strong_20_Emphasis">Use Venus Energy </text:span>: Explore creative or artistic ways to earn (design, branding, fashion, music, etc.)</text:p>
            </text:list-item>
          </text:list>
          <text:p text:style-name="Horizontal_20_Line"/>
          <text:h text:style-name="P1" text:outline-level="2">🙏 Remedies for Financial Growth</text:h>
          <text:list text:style-name="L20">
            <text:list-item>
              <text:p text:style-name="P55"><text:span text:style-name="Strong_20_Emphasis">Chant Lakshmi Mantras daily </text:span>:</text:p>
              <text:list>
                <text:list-item>
                  <text:p text:style-name="P56">"Om Shreem Mahalakshmyai Swaha"</text:p>
                </text:list-item>
                <text:list-item>
                  <text:p text:style-name="P56">"Om Kleem Kalikayai Namah"</text:p>
                </text:list-item>
              </text:list>
            </text:list-item>
            <text:list-item>
              <text:p text:style-name="P55"><text:span text:style-name="Strong_20_Emphasis">Donate regularly </text:span>on Fridays — especially white items like milk, rice, or clothes.</text:p>
            </text:list-item>
            <text:list-item>
              <text:p text:style-name="P55"><text:span text:style-name="Strong_20_Emphasis">Keep a Pyrite or Citrine stone </text:span>in your wallet or workspace for attracting money.</text:p>
            </text:list-item>
            <text:list-item>
              <text:p text:style-name="P55"><text:span text:style-name="Strong_20_Emphasis">Worship Goddess Mahalakshmi </text:span>every Friday.</text:p>
            </text:list-item>
            <text:list-item>
              <text:p text:style-name="P55"><text:span text:style-name="Strong_20_Emphasis">Maintain a clean and organized space </text:span>— wealth flows where there is order and peace.</text:p>
            </text:list-item>
          </text:list>
          <text:p text:style-name="Horizontal_20_Line"><text:soft-page-break/></text:p>
          <text:h text:style-name="P1" text:outline-level="2">📊 Summary</text:h>
          <table:table table:name="Table9" table:style-name="Table9">
            <table:table-column table:style-name="Table9.A"/>
            <table:table-column table:style-name="Table9.B"/>
            <table:table-header-rows>
              <table:table-row>
                <table:table-cell table:style-name="Table9.A1" office:value-type="string">
                  <text:p text:style-name="P15">Aspect</text:p>
                </table:table-cell>
                <table:table-cell table:style-name="Table9.A1" office:value-type="string">
                  <text:p text:style-name="P15">Prediction</text:p>
                </table:table-cell>
              </table:table-row>
            </table:table-header-rows>
            <table:table-row>
              <table:table-cell table:style-name="Table9.A1" office:value-type="string">
                <text:p text:style-name="P14"><text:span text:style-name="Strong_20_Emphasis">Will you be rich?</text:span></text:p>
              </table:table-cell>
              <table:table-cell table:style-name="Table9.A1" office:value-type="string">
                <text:p text:style-name="P14">Yes, definitely</text:p>
              </table:table-cell>
            </table:table-row>
            <table:table-row>
              <table:table-cell table:style-name="Table9.A1" office:value-type="string">
                <text:p text:style-name="P14"><text:span text:style-name="Strong_20_Emphasis">Will you be the richest in family?</text:span></text:p>
              </table:table-cell>
              <table:table-cell table:style-name="Table9.A1" office:value-type="string">
                <text:p text:style-name="P14">Very likely, if you put in effort</text:p>
              </table:table-cell>
            </table:table-row>
            <table:table-row>
              <table:table-cell table:style-name="Table9.A1" office:value-type="string">
                <text:p text:style-name="P14"><text:span text:style-name="Strong_20_Emphasis">Main source of wealth?</text:span></text:p>
              </table:table-cell>
              <table:table-cell table:style-name="Table9.A1" office:value-type="string">
                <text:p text:style-name="P14">Career + self-earned income</text:p>
              </table:table-cell>
            </table:table-row>
            <table:table-row>
              <table:table-cell table:style-name="Table9.A1" office:value-type="string">
                <text:p text:style-name="P14"><text:span text:style-name="Strong_20_Emphasis">Best time for wealth growth?</text:span></text:p>
              </table:table-cell>
              <table:table-cell table:style-name="Table9.A1" office:value-type="string">
                <text:p text:style-name="P14">2030 onward</text:p>
              </table:table-cell>
            </table:table-row>
            <table:table-row>
              <table:table-cell table:style-name="Table9.A1" office:value-type="string">
                <text:p text:style-name="P14"><text:span text:style-name="Strong_20_Emphasis">Key traits to develop</text:span></text:p>
              </table:table-cell>
              <table:table-cell table:style-name="Table9.A1" office:value-type="string">
                <text:p text:style-name="P14">Patience, planning, creativity</text:p>
              </table:table-cell>
            </table:table-row>
          </table:table>
          <text:p text:style-name="Horizontal_20_Line"/>
          <text:p text:style-name="P16">Would you like me to generate a <text:span text:style-name="Strong_20_Emphasis">full kundli report (with Nakshatra, Dasha, and divisional charts) </text:span>or check how your siblings might fare financially too? I’d be happy to help further!</text:p>
        </text:section>
      </text:section>
      <text:p text:style-name="P8"/>
      <text:p text:style-name="P8"/>
      <text:p text:style-name="P8"/>
      <text:p text:style-name="P8"/>
      <text:p text:style-name="P8"/>
      <text:p text:style-name="P9">Q.which year will be best or peak year of my life ?</text:p>
      <text:p text:style-name="P9">Ans : </text:p>
      <text:p text:style-name="P9"/>
      <text:p text:style-name="P48">From your chart, we'll focus on the years that combine <text:span text:style-name="Strong_20_Emphasis">strong planetary influences </text:span>, <text:span text:style-name="Strong_20_Emphasis">positive transits </text:span>, and <text:span text:style-name="Strong_20_Emphasis">favorable Dasha periods </text:span>.</text:p>
      <text:p text:style-name="Horizontal_20_Line"/>
      <text:h text:style-name="P1" text:outline-level="2">📅 Planetary Periods (Mahadasha &amp; Antardasha)</text:h>
      <text:p text:style-name="P16">You are currently in the <text:span text:style-name="Strong_20_Emphasis">Venus Mahadasha </text:span>, which lasts until <text:span text:style-name="Strong_20_Emphasis">June 2028 </text:span>. After that, you’ll enter:</text:p>
      <text:list text:style-name="L21">
        <text:list-item>
          <text:p text:style-name="P57"><text:span text:style-name="Strong_20_Emphasis">Sun Mahadasha (2028–2033)</text:span></text:p>
        </text:list-item>
        <text:list-item>
          <text:p text:style-name="P58"><text:span text:style-name="Strong_20_Emphasis">Moon Mahadasha (2033–2043)</text:span></text:p>
        </text:list-item>
      </text:list>
      <text:p text:style-name="P16">Let’s break it down year-by-year to find your <text:span text:style-name="Strong_20_Emphasis">peak period </text:span>.</text:p>
      <text:p text:style-name="Horizontal_20_Line"/>
      <text:h text:style-name="P1" text:outline-level="2">🔮 Best Years Based on Dasha + Transits</text:h>
      <text:h text:style-name="P2" text:outline-level="3">📆 1. <text:span text:style-name="Strong_20_Emphasis">2027–2028 </text:span>– Turning Point Year</text:h>
      <text:list text:style-name="L22">
        <text:list-item>
          <text:p text:style-name="P59"><text:span text:style-name="Strong_20_Emphasis">Venus Mahadasha + Jupiter Antardasha</text:span></text:p>
        </text:list-item>
        <text:list-item>
          <text:p text:style-name="P59">Jupiter is in your <text:span text:style-name="Strong_20_Emphasis">7th house of marriage and career growth</text:span></text:p>
        </text:list-item>
        <text:list-item>
          <text:p text:style-name="P59">You may get your <text:span text:style-name="Strong_20_Emphasis">first major opportunity </text:span>, job, or internship</text:p>
        </text:list-item>
        <text:list-item>
          <text:p text:style-name="P60">Good for <text:span text:style-name="Strong_20_Emphasis">education, relationship beginnings </text:span>, and <text:span text:style-name="Strong_20_Emphasis">creative projects</text:span></text:p>
        </text:list-item>
      </text:list>
      <text:p text:style-name="P16"><text:soft-page-break/>✅ <text:span text:style-name="Strong_20_Emphasis">Career/Finance </text:span>: First signs of financial independence<text:line-break/>✅ <text:span text:style-name="Strong_20_Emphasis">Love Life </text:span>: Possible初恋 (first love) or emotional bond<text:line-break/>✅ <text:span text:style-name="Strong_20_Emphasis">Education </text:span>: Finalize studies/career path</text:p>
      <text:p text:style-name="Horizontal_20_Line"/>
      <text:h text:style-name="P2" text:outline-level="3">📆 2. <text:span text:style-name="Strong_20_Emphasis">2029–2031 </text:span>– Rise &amp; Growth Phase</text:h>
      <text:list text:style-name="L23">
        <text:list-item>
          <text:p text:style-name="P61"><text:span text:style-name="Strong_20_Emphasis">Sun Mahadasha begins in 2028</text:span></text:p>
        </text:list-item>
        <text:list-item>
          <text:p text:style-name="P61">Sun is in your <text:span text:style-name="Strong_20_Emphasis">10th house of career </text:span>— strong for professional growth</text:p>
        </text:list-item>
        <text:list-item>
          <text:p text:style-name="P62">Jupiter and Saturn will transit through <text:span text:style-name="Strong_20_Emphasis">Taurus and Gemini (2029–2031) </text:span>— very favorable for your chart</text:p>
        </text:list-item>
      </text:list>
      <text:p text:style-name="P16">🌟 <text:span text:style-name="Strong_20_Emphasis">2030 is likely your PEAK YEAR </text:span>🌟</text:p>
      <text:h text:style-name="P3" text:outline-level="4">Why 2030 Stands Out:</text:h>
      <text:list text:style-name="L24">
        <text:list-item>
          <text:p text:style-name="P63"><text:span text:style-name="Strong_20_Emphasis">Saturn moves into Aries </text:span>– activates your <text:span text:style-name="Strong_20_Emphasis">2nd house of wealth and family</text:span></text:p>
        </text:list-item>
        <text:list-item>
          <text:p text:style-name="P63"><text:span text:style-name="Strong_20_Emphasis">Jupiter enters Taurus </text:span>– blesses your <text:span text:style-name="Strong_20_Emphasis">Ascendant </text:span>and boosts confidence, health, and income</text:p>
        </text:list-item>
        <text:list-item>
          <text:p text:style-name="P64">You’ll be around <text:span text:style-name="Strong_20_Emphasis">25 years old </text:span>— prime age for career decisions and life planning</text:p>
        </text:list-item>
      </text:list>
      <text:p text:style-name="P16">✅ <text:span text:style-name="Strong_20_Emphasis">Career </text:span>: Big opportunities or promotions<text:line-break/>✅ <text:span text:style-name="Strong_20_Emphasis">Wealth </text:span>: Financial stability starts building<text:line-break/>✅ <text:span text:style-name="Strong_20_Emphasis">Relationships </text:span>: Serious phase in love life<text:line-break/>✅ <text:span text:style-name="Strong_20_Emphasis">Health &amp; Personality </text:span>: Strong and confident self-image</text:p>
      <text:p text:style-name="Horizontal_20_Line"/>
      <text:h text:style-name="P2" text:outline-level="3">📆 3. <text:span text:style-name="Strong_20_Emphasis">2033–2035 </text:span>– Peak of Wealth &amp; Stability</text:h>
      <text:list text:style-name="L25">
        <text:list-item>
          <text:p text:style-name="P65"><text:span text:style-name="Strong_20_Emphasis">Moon Mahadasha begins (2033–2043) </text:span>– brings emotional maturity, public recognition, and domestic happiness.</text:p>
        </text:list-item>
        <text:list-item>
          <text:p text:style-name="P65">Jupiter and Saturn will again make positive moves</text:p>
        </text:list-item>
        <text:list-item>
          <text:p text:style-name="P66">By <text:span text:style-name="Strong_20_Emphasis">2034–2035 </text:span>, you may reach a <text:span text:style-name="Strong_20_Emphasis">high point in your career or business</text:span></text:p>
        </text:list-item>
      </text:list>
      <text:p text:style-name="P16">✅ <text:span text:style-name="Strong_20_Emphasis">Family life settles</text:span> ✅ <text:span text:style-name="Strong_20_Emphasis">Income becomes stable and high</text:span> ✅ <text:span text:style-name="Strong_20_Emphasis">Recognition in society</text:span></text:p>
      <text:p text:style-name="Horizontal_20_Line"/>
      <text:h text:style-name="P1" text:outline-level="2">🧠 Summary: Your Key Life Phases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15">Age</text:p>
            </table:table-cell>
            <table:table-cell table:style-name="Table10.A1" office:value-type="string">
              <text:p text:style-name="P15">Year</text:p>
            </table:table-cell>
            <table:table-cell table:style-name="Table10.A1" office:value-type="string">
              <text:p text:style-name="P15">Focus</text:p>
            </table:table-cell>
          </table:table-row>
        </table:table-header-rows>
        <table:table-row>
          <table:table-cell table:style-name="Table10.A1" office:value-type="string">
            <text:p text:style-name="P14">22–24</text:p>
          </table:table-cell>
          <table:table-cell table:style-name="Table10.A1" office:value-type="string">
            <text:p text:style-name="P14">2027–2029</text:p>
          </table:table-cell>
          <table:table-cell table:style-name="Table10.A1" office:value-type="string">
            <text:p text:style-name="P14">Foundation: Job, skills, relationships</text:p>
          </table:table-cell>
        </table:table-row>
        <table:table-row>
          <table:table-cell table:style-name="Table10.A1" office:value-type="string">
            <text:p text:style-name="P14">25</text:p>
          </table:table-cell>
          <table:table-cell table:style-name="Table10.A1" office:value-type="string">
            <text:p text:style-name="P14"><text:span text:style-name="Strong_20_Emphasis">2030</text:span></text:p>
          </table:table-cell>
          <table:table-cell table:style-name="Table10.A1" office:value-type="string">
            <text:p text:style-name="P14">🔥<text:span text:style-name="Strong_20_Emphasis">PEAK YEAR</text:span>: Career breakthrough, emotional maturity</text:p>
          </table:table-cell>
        </table:table-row>
        <table:table-row>
          <table:table-cell table:style-name="Table10.A1" office:value-type="string">
            <text:p text:style-name="P14">26–28</text:p>
          </table:table-cell>
          <table:table-cell table:style-name="Table10.A1" office:value-type="string">
            <text:p text:style-name="P14">2031–2033</text:p>
          </table:table-cell>
          <table:table-cell table:style-name="Table10.A1" office:value-type="string">
            <text:p text:style-name="P14">Growth: Income, status, love life</text:p>
          </table:table-cell>
        </table:table-row>
        <table:table-row>
          <table:table-cell table:style-name="Table10.A1" office:value-type="string">
            <text:p text:style-name="P14">29–35</text:p>
          </table:table-cell>
          <table:table-cell table:style-name="Table10.A1" office:value-type="string">
            <text:p text:style-name="P14">2034–2040</text:p>
          </table:table-cell>
          <table:table-cell table:style-name="Table10.A1" office:value-type="string">
            <text:p text:style-name="P14">Consolidation: Wealth, marriage, long-term success</text:p>
          </table:table-cell>
        </table:table-row>
      </table:table>
      <text:p text:style-name="Horizontal_20_Line"/>
      <text:h text:style-name="P1" text:outline-level="2">🙏 Tips to Make the Most of Your Peak Year (2030)</text:h>
      <text:list text:style-name="L26">
        <text:list-item>
          <text:p text:style-name="P67"><text:span text:style-name="Strong_20_Emphasis">Set clear goals by 2028–2029 </text:span>– know what you want by then.</text:p>
        </text:list-item>
        <text:list-item>
          <text:p text:style-name="P67"><text:span text:style-name="Strong_20_Emphasis">Build skills now </text:span>– especially in digital, communication, or creative fields.</text:p>
        </text:list-item>
        <text:list-item>
          <text:p text:style-name="P67"><text:soft-page-break/><text:span text:style-name="Strong_20_Emphasis">Stay disciplined </text:span>– Saturn supports those who work hard.</text:p>
        </text:list-item>
        <text:list-item>
          <text:p text:style-name="P67"><text:span text:style-name="Strong_20_Emphasis">Be open to new opportunities </text:span>– Rahu gives unexpected but profitable paths.</text:p>
        </text:list-item>
        <text:list-item>
          <text:p text:style-name="P68"><text:span text:style-name="Strong_20_Emphasis">Keep faith and stay humble </text:span>– Jupiter brings blessings when you stay grounded.</text:p>
        </text:list-item>
      </text:list>
      <text:p text:style-name="Horizontal_20_Line"/>
      <text:p text:style-name="P16">Would you like me to generate a <text:span text:style-name="Strong_20_Emphasis">full kundli report </text:span>with <text:span text:style-name="Strong_20_Emphasis">Nakshatra, divisional charts </text:span>, and <text:span text:style-name="Strong_20_Emphasis">detailed Dasha predictions </text:span>? Or would you like to know about <text:span text:style-name="Strong_20_Emphasis">health, children, or spiritual growth </text:span>in your future?</text:p>
      <text:p text:style-name="P16">Let me know — I’d be happy to help further! 🙏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7:40:12.047840513</meta:creation-date>
    <dc:date>2025-07-08T17:53:12.249555913</dc:date>
    <meta:editing-duration>PT2M5S</meta:editing-duration>
    <meta:editing-cycles>1</meta:editing-cycles>
    <meta:document-statistic meta:table-count="10" meta:image-count="0" meta:object-count="0" meta:page-count="12" meta:paragraph-count="364" meta:word-count="2980" meta:character-count="17683" meta:non-whitespace-character-count="15166"/>
    <meta:generator>LibreOffice/24.2.7.2$Linux_X86_64 LibreOffice_project/420$Build-2</meta:generator>
  </office:meta>
</office:document-meta>
</file>